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21mm"/>
    </style:style>
    <style:style style:name="co4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table:formula="of:=SUM([.D4:.D18])" office:value-type="float" office:value="19.5" calcext:value-type="float">
            <text:p>19,5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09:53.0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55S</meta:editing-duration>
    <meta:editing-cycles>12</meta:editing-cycles>
    <meta:generator>LibreOffice/4.4.5.2$Windows_x86 LibreOffice_project/a22f674fd25a3b6f45bdebf25400ed2adff0ff99</meta:generator>
    <dc:date>2016-11-23T12:30:52.343000000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